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Realis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_sig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string" calcext:value-type="string">
            <text:p>uncorrelate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, 300, 1e3, 3e3, 1e4</text:p>
          </table:table-cell>
          <table:table-cell office:value-type="float" office:value="10" calcext:value-type="float">
            <text:p>10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Pessimistic</text:p>
          </table:table-cell>
          <table:table-cell office:value-type="string" calcext:value-type="string">
            <text:p>uncorrela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, 300, 1e3, 3e3, 1e4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In between</text:p>
          </table:table-cell>
          <table:table-cell office:value-type="string" calcext:value-type="string">
            <text:p>uncorrelat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, 300, 1e3, 3e3, 1e4</text:p>
          </table:table-cell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No association</text:p>
          </table:table-cell>
          <table:table-cell office:value-type="string" calcext:value-type="string">
            <text:p>uncorrelat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, 300, 1e3, 3e3, 1e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timistic</text:p>
          </table:table-cell>
          <table:table-cell office:value-type="string" calcext:value-type="string">
            <text:p>block correl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ssimis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 betw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associa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timistic</text:p>
          </table:table-cell>
          <table:table-cell office:value-type="string" calcext:value-type="string">
            <text:p>realis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ssimis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 betw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associatio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12:02:40.119341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8T12:15:30.654303278</meta:creation-date>
    <dc:date>2021-08-12T12:14:54.243873883</dc:date>
    <meta:editing-duration>PT50M12S</meta:editing-duration>
    <meta:editing-cycles>2</meta:editing-cycles>
    <meta:generator>LibreOffice/6.0.7.3$Linux_X86_64 LibreOffice_project/00m0$Build-3</meta:generator>
    <meta:document-statistic meta:table-count="1" meta:cell-count="39" meta:object-count="0"/>
  </office:meta>
</office:document-meta>
</file>